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Preformatted_20_Text">
      <style:paragraph-properties fo:margin-left="0in" fo:margin-right="0in" fo:line-height="125%" fo:text-align="start" style:justify-single-word="false" fo:text-indent="0in" style:auto-text-indent="false"/>
      <style:text-properties fo:color="#000000" style:font-name="Courier" fo:font-size="12pt" fo:font-weight="normal" style:font-size-asian="12pt" style:font-weight-asian="normal" style:font-size-complex="12pt" style:font-weight-complex="normal"/>
    </style:style>
    <style:style style:name="P15" style:family="paragraph" style:parent-style-name="Preformatted_20_Text">
      <style:paragraph-properties fo:margin-left="0in" fo:margin-right="0in" fo:line-height="125%" fo:text-align="start" style:justify-single-word="false" fo:text-indent="0in" style:auto-text-indent="false"/>
      <style:text-properties fo:color="#000000" style:font-name="Courier" fo:font-size="10pt" fo:font-weight="normal" style:font-size-asian="10pt" style:font-weight-asian="normal" style:font-size-complex="10pt" style:font-weight-complex="normal"/>
    </style:style>
    <style:style style:name="P1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20" style:family="paragraph" style:parent-style-name="Standard">
      <style:paragraph-properties fo:margin-left="1.4772in" fo:margin-right="0in" fo:line-height="125%" fo:text-indent="0in" style:auto-text-indent="false"/>
      <style:text-properties fo:color="#000000"/>
    </style:style>
    <style:style style:name="P2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3"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line-height="125%"/>
      <style:text-properties fo:color="#000000" style:font-name="Times New Roman" fo:font-size="12pt" style:font-size-asian="12pt" style:font-size-complex="12pt"/>
    </style:style>
    <style:style style:name="P25"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6"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7"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paragraph-properties fo:line-height="125%"/>
      <style:text-properties fo:color="#000000"/>
    </style:style>
    <style:style style:name="P29" style:family="paragraph" style:parent-style-name="Preformatted_20_Text">
      <style:paragraph-properties fo:line-height="125%"/>
      <style:text-properties fo:color="#000000" style:font-name="Courier New" fo:font-size="10pt" style:font-size-asian="10pt" style:font-size-complex="10pt"/>
    </style:style>
    <style:style style:name="P30"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31" style:family="paragraph" style:parent-style-name="Preformatted_20_Text">
      <style:paragraph-properties fo:line-height="125%"/>
      <style:text-properties fo:color="#000000" style:font-name="Courier"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3"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5"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6"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8"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9"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40"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41" style:family="paragraph" style:parent-style-name="Preformatted_20_Text" style:list-style-name="L2">
      <style:paragraph-properties fo:line-height="125%"/>
      <style:text-properties fo:color="#000000" style:font-name="Courier New" fo:font-size="10pt" style:font-size-asian="10pt" style:font-size-complex="10pt"/>
    </style:style>
    <style:style style:name="P42"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3"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4"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5" style:family="paragraph" style:parent-style-name="Preformatted_20_Text" style:list-style-name="L4"/>
    <style:style style:name="P46"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7" style:family="paragraph" style:parent-style-name="Preformatted_20_Text" style:list-style-name="L4">
      <style:paragraph-properties fo:line-height="110%"/>
      <style:text-properties fo:font-size="12pt" style:font-size-asian="12pt" style:font-size-complex="12pt"/>
    </style:style>
    <style:style style:name="P48" style:family="paragraph" style:parent-style-name="Preformatted_20_Text" style:list-style-name="L4">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aster's Thesis: Formal Theory of Communication in Concurrent ML</text:p>
      <text:p text:style-name="P26">Thomas Logan</text:p>
      <text:p text:style-name="P25"/>
      <text:p text:style-name="P25">Summary</text:p>
      <text:p text:style-name="P24"><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4"/>
      <text:p text:style-name="P25">Overview</text:p>
      <text:p text:style-name="P24"><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4"><text:tab/>Concurrent ML is a concurrent programming language. <text:s/>It offers a thread abstraction, which is a piece of code allowed to have a wide range of evaluation orders relative to code encapsulated in other threads. <text:s/>The language provides a synchronization mechanism that can specify the execution order between parts of expressions in separate threads. <text:s/>It is often the case that synchronization is necessary when data is shared. <text:s/>Thus, in Concurrent ML, synchronization and data sharing mechanisms are actually subsumed by a uniform communication mechanism. <text:s/>Additional thread abstractions can be used for sharing data asynchronously, which can provide better usability or performance in some instances. <text:s/>A thread in Concurrent ML, is created using the <text:span text:style-name="T1">spawn</text:span> primitive.</text:p>
      <text:p text:style-name="P24"/>
      <text:p text:style-name="P22"><text:span text:style-name="T2">type</text:span><text:span text:style-name="T1"> thread_id</text:span></text:p>
      <text:p text:style-name="P23"><text:span text:style-name="T8">val</text:span> spawn<text:span text:style-name="T9">: </text:span>(unit <text:span text:style-name="T9">-&gt;</text:span> unit) -&gt; thread_id</text:p>
      <text:p text:style-name="P24"/>
      <text:p text:style-name="P24">Threads communicate by having shared access to a common channel. <text:s/>A channel can be used to either send data or receive data. <text:s/>When a thread sends on a channel, another thread must receive on the same <text:soft-page-break/>channel before the sending thread can continue. <text:s/>Likewise, when a thread receives on a channel, another thread must send on the same channel before the receiving thread can continue.</text:p>
      <text:p text:style-name="P24"/>
      <text:p text:style-name="P23"><text:span text:style-name="T8">type</text:span> 'a chan</text:p>
      <text:p text:style-name="P23"><text:span text:style-name="T8">val</text:span> channel : unit -&gt; 'a chan</text:p>
      <text:p text:style-name="P23"><text:span text:style-name="T8">val</text:span> recv : 'a chan -&gt; 'a</text:p>
      <text:p text:style-name="P23"><text:span text:style-name="T8">val</text:span> send : ('a chan * 'a) -&gt; unit</text:p>
      <text:p text:style-name="P24"/>
      <text:p text:style-name="P24">A given channel can have any arbitrary number of thread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6"><text:span text:style-name="T8"><text:s text:c="2"/>type</text:span> serv</text:p>
      <text:p text:style-name="P16"><text:span text:style-name="T8"><text:s text:c="2"/>val</text:span><text:span text:style-name="T9"> make : unit -&gt; serv</text:span></text:p>
      <text:p text:style-name="P16"><text:span text:style-name="T8"><text:s text:c="2"/>val </text:span>call : serv * int -&gt; int</text:p>
      <text:p text:style-name="P17">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6"><text:span text:style-name="T8"><text:s text:c="2"/>datatype</text:span> serv = <text:span text:style-name="T9">S</text:span> <text:span text:style-name="T8">of</text:span><text:span text:style-name="T9"> (int * int chan) chan </text:span></text:p>
      <text:p text:style-name="P18"/>
      <text:p text:style-name="P16"><text:span text:style-name="T8"><text:s text:c="2"/>fun</text:span><text:span text:style-name="T9"> make () </text:span>= <text:span text:style-name="T8">let</text:span> </text:p>
      <text:p text:style-name="P16"><text:span text:style-name="T8"><text:s text:c="4"/>val</text:span> reqCh = channel ()</text:p>
      <text:p text:style-name="P16"><text:span text:style-name="T8"><text:s text:c="4"/></text:span><text:span text:style-name="T8">fun</text:span> loop state = <text:span text:style-name="T8">let</text:span></text:p>
      <text:p text:style-name="P16"><text:span text:style-name="T8"><text:s text:c="4"/></text:span><text:span text:style-name="T8"><text:s text:c="2"/>val </text:span>(v, replCh) = recv reqCh</text:p>
      <text:p text:style-name="P16"><text:span text:style-name="T8"><text:s text:c="4"/>in</text:span> </text:p>
      <text:p text:style-name="P16"><text:s text:c="6"/>send (replCh, state);</text:p>
      <text:p text:style-name="P16"><text:s text:c="6"/>loop v </text:p>
      <text:p text:style-name="P16"><text:span text:style-name="T8"><text:s text:c="4"/>end</text:span> <text:s text:c="3"/></text:p>
      <text:p text:style-name="P17"><text:s text:c="2"/>in</text:p>
      <text:p text:style-name="P16"><text:span text:style-name="T8"><text:s text:c="4"/></text:span>spawn (<text:span text:style-name="T8">fn</text:span> () =&gt; loop 0);</text:p>
      <text:p text:style-name="P16"><text:s text:c="4"/>S reqCh</text:p>
      <text:p text:style-name="P16"><text:span text:style-name="T8"><text:s text:c="2"/>end</text:span> </text:p>
      <text:p text:style-name="P16"/>
      <text:p text:style-name="P16"><text:span text:style-name="T8"><text:s text:c="2"/>fun</text:span> call (server, v) = <text:span text:style-name="T8">let</text:span> </text:p>
      <text:p text:style-name="P16"><text:s text:c="4"/><text:span text:style-name="T8">val</text:span> S reqCh = server</text:p>
      <text:p text:style-name="P16"><text:span text:style-name="T8"><text:s text:c="4"/>val</text:span> replCh = channel ()</text:p>
      <text:p text:style-name="P16"><text:span text:style-name="T8"><text:s text:c="2"/>in</text:span> </text:p>
      <text:p text:style-name="P16"><text:s text:c="4"/>send (reqCh, (v, replCh));</text:p>
      <text:p text:style-name="P16"><text:s text:c="4"/>recv replCh </text:p>
      <text:p text:style-name="P17"><text:s text:c="2"/>end</text:p>
      <text:p text:style-name="P17">end</text:p>
      <text:p text:style-name="P2">Listing 2: Implementation of servers</text:p>
      <text:p text:style-name="P28"><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thread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8"><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4"/>
      <text:p text:style-name="P23"><text:span text:style-name="T8">type</text:span> 'a event</text:p>
      <text:p text:style-name="P23"><text:span text:style-name="T8">val</text:span> sync : 'a event -&gt; 'a</text:p>
      <text:p text:style-name="P23"><text:span text:style-name="T8">val</text:span> recvEvt : 'a chan -&gt; 'a event</text:p>
      <text:p text:style-name="P23"><text:span text:style-name="T8">val</text:span> sendEvt : 'a chan * 'a -&gt; unit event</text:p>
      <text:p text:style-name="P23"><text:span text:style-name="T8">val</text:span> choose: 'a event * 'a event -&gt; 'a event</text:p>
      <text:p text:style-name="P23"/>
      <text:p text:style-name="P23"><text:span text:style-name="T8">fun </text:span>send (ch, v) = sync (sendEvt (ch, v))</text:p>
      <text:p text:style-name="P23"><text:span text:style-name="T8">fun</text:span> recv v = sync (recvEvt v)</text:p>
      <text:p text:style-name="P24"/>
      <text:p text:style-name="P24"><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threads, resulting in code that is brittle under <text:soft-page-break/>modification.</text:p>
      <text:p text:style-name="P24"><text:s text:c="2"/></text:p>
      <text:p text:style-name="P23"><text:span text:style-name="T8">val</text:span> thenEvt: 'a event * ('a -&gt; 'b event) <text:s/>-&gt; 'b event</text:p>
      <text:p text:style-name="P23"/>
      <text:p text:style-name="P24">When <text:s/><text:span text:style-name="T1">thenEvt</text:span> is synchronized on, either all of its constituent events and abstractions evaluate in isolation, or none evaluate.</text:p>
      <text:p text:style-name="P24"/>
      <text:p text:style-name="P24"><text:tab/>A uniprocessor implementation of synchronous communication is inexpensive. <text:s/>Using a fairly course-grain interleaving, the communication on a channel can proceed by checking if the channel is in one of two possible states: either a corresponding thread is waiting or there's nothing waiting. <text:s/>The implementation doesn't need to consider states where competing threads are also trying to communicate on the same channel, since the course-grain interleaving ensures that competing threads have made no partial communication progress. <text:s/>In a multiprocessor setting, threads can run in parallel and multiple threads can simultaneously make partial progress on the same channel. <text:s/>The multiprocessor implementation of communication is more expensive than that of the uniprocessor, since it must consider additional states related to competing threads making partial communication progress.[10]</text:p>
      <text:p text:style-name="P24"><text:tab/>Channels known to have only one sender or one receiver can have lower communication costs than those with arbitrary number of senders and arbitrary number of receivers, since some of the cost of handling competing threads can be avoided. <text:s/>Concurrent ML does not provide language features for multiple types of channels distinguished by their communication topologies, or the number of thread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7">val <text:span text:style-name="T9">server = Serv.make ()</text:span></text:p>
      <text:p text:style-name="P18"><text:span text:style-name="T8">val</text:span> _ = spawn (fn () =&gt; Serv.call (server, 35))</text:p>
      <text:p text:style-name="P18"><text:span text:style-name="T8">val</text:span> _ = spawn (fn () =&gt; </text:p>
      <text:p text:style-name="P6"><text:tab/><text:tab/><text:tab/> <text:s/>Serv.call (server, 12); </text:p>
      <text:p text:style-name="P18"><text:s text:c="2"/>Serv.call (server, 13)</text:p>
      <text:p text:style-name="P18">)</text:p>
      <text:p text:style-name="P18"><text:span text:style-name="T8">val</text:span> _ = spawn (fn () =&gt; Serv.call (server, 81))</text:p>
      <text:p text:style-name="P18"><text:span text:style-name="T8">val</text:span> _ = spawn (fn () =&gt; Serv.call (server, 44))</text:p>
      <text:p text:style-name="P21"/>
      <text:p text:style-name="P5"><text:span text:style-name="T19">Since there are four threads that make calls to the server, the server's particular </text:span><text:span text:style-name="T5">reqCh</text:span><text:span text:style-name="T19"> has four senders. <text:s/>Servers are created with only one thread listening for requests, so the </text:span><text:span text:style-name="T5">reqCh</text:span><text:span text:style-name="T19"> of this server has just one receiver. <text:s/>So the server's </text:span><text:span text:style-name="T5">reqCh</text:span><text:span text:style-name="T19"> is classified as fan-in. <text:s/>Each use of </text:span><text:span text:style-name="T5">call</text:span><text:span text:style-name="T19"> creates a </text:span><text:soft-page-break/><text:span text:style-name="T19">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4"><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4"/>
      <text:p text:style-name="P20"><text:span text:style-name="T3">structure</text:span><text:span text:style-name="T4"> Serv :&gt; SERV = </text:span><text:span text:style-name="T3">struct </text:span></text:p>
      <text:p text:style-name="P16"><text:span text:style-name="T8"><text:s text:c="2"/>datatype</text:span> serv = <text:span text:style-name="T9">S</text:span> <text:span text:style-name="T8">of</text:span><text:span text:style-name="T9"> (int * int chan) chan </text:span></text:p>
      <text:p text:style-name="P18"/>
      <text:p text:style-name="P16"><text:span text:style-name="T8"><text:s text:c="2"/>fun</text:span><text:span text:style-name="T9"> make () </text:span>= <text:span text:style-name="T8">let</text:span> </text:p>
      <text:p text:style-name="P16"><text:span text:style-name="T8"><text:s text:c="4"/>val</text:span> reqCh = <text:span text:style-name="T17">FanIn.</text:span>channel()</text:p>
      <text:p text:style-name="P16"><text:span text:style-name="T8"><text:s text:c="4"/></text:span><text:span text:style-name="T8">fun</text:span> loop state = <text:span text:style-name="T8">let</text:span></text:p>
      <text:p text:style-name="P16"><text:span text:style-name="T8"><text:s text:c="6"/>val </text:span>(v, replCh) = <text:span text:style-name="T17">FanIn.</text:span>recv reqCh</text:p>
      <text:p text:style-name="P16"><text:span text:style-name="T8"><text:s text:c="4"/>in</text:span> </text:p>
      <text:p text:style-name="P16"><text:s text:c="6"/><text:span text:style-name="T17">OneShot.</text:span><text:span text:style-name="T18">send (replCh, state)</text:span>;</text:p>
      <text:p text:style-name="P16"><text:s text:c="6"/>loop v </text:p>
      <text:p text:style-name="P16"><text:span text:style-name="T8"><text:s text:c="4"/>end</text:span> <text:s text:c="3"/></text:p>
      <text:p text:style-name="P17"><text:s text:c="2"/>in</text:p>
      <text:p text:style-name="P16"><text:span text:style-name="T8"><text:s text:c="4"/></text:span>spawn (<text:span text:style-name="T8">fn</text:span> () =&gt; loop 0);</text:p>
      <text:p text:style-name="P16"><text:s text:c="4"/>S reqCh</text:p>
      <text:p text:style-name="P16"><text:span text:style-name="T8"><text:s text:c="2"/>end</text:span> </text:p>
      <text:p text:style-name="P16"/>
      <text:p text:style-name="P16"><text:span text:style-name="T8"><text:s text:c="2"/>fun</text:span> call (server, v) = <text:span text:style-name="T8">let</text:span> </text:p>
      <text:p text:style-name="P16"><text:s text:c="4"/><text:span text:style-name="T8">val</text:span> S reqCh = server</text:p>
      <text:p text:style-name="P16"><text:span text:style-name="T8"><text:s text:c="4"/>val</text:span> replCh = <text:span text:style-name="T17">OneShot</text:span>.channel ()</text:p>
      <text:p text:style-name="P16"><text:span text:style-name="T8"><text:s text:c="2"/>in</text:span> </text:p>
      <text:p text:style-name="P16"><text:s text:c="4"/><text:span text:style-name="T17">FanIn.</text:span>send (reqCh, (v, replCh));</text:p>
      <text:p text:style-name="P16"><text:s text:c="4"/><text:span text:style-name="T17">OneShot.</text:span>recv replCh </text:p>
      <text:p text:style-name="P17"><text:s text:c="2"/>end</text:p>
      <text:p text:style-name="P17">end</text:p>
      <text:p text:style-name="P17"/>
      <text:p text:style-name="P24">Without a static analysis to check the usage of the special channels, one could inadvertently use a one-shot channel for a channel that has multiple senders, resulting in runtime behavior inconsistent with the general semantics of channel synchronization.</text:p>
      <text:p text:style-name="P24"><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computable iff there exists an algorithm that determines all the values described by the analysis on any <text:soft-page-break/>input program.</text:p>
      <text:p text:style-name="P24"/>
      <text:p text:style-name="P24"><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4"><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4"><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4"/>
      <text:list xml:id="list4656288311430713833" text:style-name="L1">
        <text:list-item>
          <text:p text:style-name="P37">let</text:p>
        </text:list-item>
        <text:list-item>
          <text:p text:style-name="P40"><text:s text:c="2"/><text:span text:style-name="T8">val</text:span> w = 4</text:p>
        </text:list-item>
        <text:list-item>
          <text:p text:style-name="P40"><text:s text:c="2"/><text:span text:style-name="T8">val</text:span> x = ref 1</text:p>
        </text:list-item>
        <text:list-item>
          <text:p text:style-name="P40"><text:s text:c="2"/><text:span text:style-name="T8">val</text:span> y = ref 2</text:p>
        </text:list-item>
        <text:list-item>
          <text:p text:style-name="P40"><text:s text:c="2"/><text:span text:style-name="T8">val</text:span> z = (!x + 1) + (!y + 2) + (w - 3); </text:p>
        </text:list-item>
        <text:list-item>
          <text:p text:style-name="P40"><text:s text:c="2"/><text:span text:style-name="T8">val</text:span> w = 1</text:p>
        </text:list-item>
        <text:list-item>
          <text:p text:style-name="P37">in</text:p>
        </text:list-item>
        <text:list-item>
          <text:p text:style-name="P40"><text:s text:c="2"/>y := 0;</text:p>
        </text:list-item>
        <text:list-item>
          <text:p text:style-name="P40"><text:s text:c="2"/>(!y + 2) - (!x + 1) * (w – 3)</text:p>
        </text:list-item>
        <text:list-item>
          <text:p text:style-name="P37">end</text:p>
        </text:list-item>
      </text:list>
      <text:p text:style-name="P24"><text:tab/></text:p>
      <text:p text:style-name="P24">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4"><text:tab/>Another inefficiency is that programs may perform computations, but then ignore their results. <text:s/>Such dead code can be detected by a liveness analysis. <text:s/>The analysis describes for each program point, <text:soft-page-break/>the set of variables and references whose values might be used in the remainder of the program.</text:p>
      <text:p text:style-name="P24"/>
      <text:list xml:id="list9078149923958671740" text:style-name="L2">
        <text:list-item>
          <text:p text:style-name="P43"><text:span text:style-name="T2">let</text:span><text:span text:style-name="T1"> </text:span></text:p>
        </text:list-item>
        <text:list-item>
          <text:p text:style-name="P43"><text:span text:style-name="T1"><text:s text:c="2"/></text:span><text:span text:style-name="T2">val</text:span><text:span text:style-name="T1"> x = 1 <text:s text:c="3"/></text:span></text:p>
        </text:list-item>
        <text:list-item>
          <text:p text:style-name="P43"><text:span text:style-name="T1"><text:s text:c="2"/></text:span><text:span text:style-name="T2">val</text:span><text:span text:style-name="T1"> y = 2</text:span></text:p>
        </text:list-item>
        <text:list-item>
          <text:p text:style-name="P43"><text:span text:style-name="T1"><text:s text:c="2"/></text:span><text:span text:style-name="T2">val</text:span><text:span text:style-name="T1"> z = ref (4 * 73)</text:span></text:p>
        </text:list-item>
        <text:list-item>
          <text:p text:style-name="P43"><text:span text:style-name="T1"><text:s text:c="2"/></text:span><text:span text:style-name="T2">val</text:span><text:span text:style-name="T1"> x = 4</text:span></text:p>
        </text:list-item>
        <text:list-item>
          <text:p text:style-name="P43"><text:span text:style-name="T2">in</text:span><text:span text:style-name="T1"> </text:span></text:p>
        </text:list-item>
        <text:list-item>
          <text:p text:style-name="P41"><text:s text:c="2"/>z := 1; </text:p>
        </text:list-item>
        <text:list-item>
          <text:p text:style-name="P41"><text:s text:c="2"/>x * !z</text:p>
        </text:list-item>
        <text:list-item>
          <text:p text:style-name="P38">end</text:p>
        </text:list-item>
      </text:list>
      <text:p text:style-name="P24"/>
      <text:p text:style-name="P24"><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4"><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4"/>
      <text:list xml:id="list480688753735308591" text:style-name="L3">
        <text:list-item>
          <text:p text:style-name="P44"><text:span text:style-name="T2">let</text:span><text:span text:style-name="T1"> </text:span></text:p>
        </text:list-item>
        <text:list-item>
          <text:p text:style-name="P44"><text:span text:style-name="T1"><text:s text:c="2"/></text:span><text:span text:style-name="T2">val</text:span><text:span text:style-name="T1"> f = </text:span><text:span text:style-name="T2">fn</text:span><text:span text:style-name="T1"> x =&gt; x 1</text:span></text:p>
        </text:list-item>
        <text:list-item>
          <text:p text:style-name="P44"><text:span text:style-name="T1"><text:s text:c="2"/></text:span><text:span text:style-name="T2">val</text:span><text:span text:style-name="T1"> g = </text:span><text:span text:style-name="T2">fn</text:span><text:span text:style-name="T1"> y =&gt; y + 2</text:span></text:p>
        </text:list-item>
        <text:list-item>
          <text:p text:style-name="P44"><text:span text:style-name="T1"><text:s text:c="2"/></text:span><text:span text:style-name="T2">val</text:span><text:span text:style-name="T1"> h = </text:span><text:span text:style-name="T2">fn</text:span><text:span text:style-name="T1"> z =&gt; z + 3</text:span></text:p>
        </text:list-item>
        <text:list-item>
          <text:p text:style-name="P44"><text:span text:style-name="T2">in</text:span><text:span text:style-name="T1"> </text:span></text:p>
        </text:list-item>
        <text:list-item>
          <text:p text:style-name="P42"><text:s text:c="2"/>(f g) + (f h)</text:p>
        </text:list-item>
        <text:list-item>
          <text:p text:style-name="P39">end</text:p>
        </text:list-item>
      </text:list>
      <text:p text:style-name="P24"/>
      <text:p text:style-name="P24"><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pan text:style-name="T10">abstract value information was really for its the control information, so the original approaches to these </text:span><text:soft-page-break/><text:span text:style-name="T10">analyses are known as control flow analyses or CFAs. <text:s/>With the control flow information, other data flow analyses like available expression analysis and liveness analysis can provide greater coverage.</text:span></text:p>
      <text:p text:style-name="P24"><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4"/>
      <text:p text:style-name="P24"><text:tab/>For a subset of Concurrent ML without event combinators, Reppy and <text:s/>Xiao developed an efficient algorithmic analysis that determines for each channel all abstract threads that send and receive on it. <text:s/>The algorithm depends on each primitive operation in the program being labeled with a program point. <text:s/>A sequence of program points ordered in a valid execution sequence forms a control path. <text:s/>Distinction between threads in a program can be inferred from whether or not their control paths diverge. <text:s/></text:p>
      <text:p text:style-name="P24"><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thread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4"><text:tab/>Reppy and Xiao informally prove soundness of their analysis by showing that their analysis claims that more than one thread sends (or receives) on a channel if the execution allows more than one to send (or receive) on a that channel. <text:s/>The proof of soundness depends on the ability to relate the execution of a program to the static analysis of a program. <text:s/>The static analysis describes threads in terms of control paths, since it can only describe threads in terms of statically available information. <text:soft-page-break/>Thus, in order to describe the relationship between the threads of the static analysis and the operational semantics, the operational semantics is defined as stepping between sets of control paths paired with terms. <text:s/>Divergent control paths are added whenever a new thread is spawned.</text:p>
      <text:p text:style-name="P24"/>
      <text:p text:style-name="P24"><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4"><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4"><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defines the conditions sufficient for a construction to be valid, and at least one of the enumerated <text:soft-page-break/>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4"/>
      <text:p text:style-name="P32"><text:span text:style-name="T8">datatype</text:span> 'a list = Nil | Cons 'a "'a list"</text:p>
      <text:p text:style-name="P32"/>
      <text:p text:style-name="P35"><text:span text:style-name="T8">inductive</text:span> sorted :: "('a ⇒ 'a ⇒ bool) ⇒ 'a list ⇒ bool" where</text:p>
      <text:p text:style-name="P35"><text:s text:c="2"/>Nil : "sorted P Nil" |</text:p>
      <text:p text:style-name="P35"><text:s text:c="2"/>Single : "sorted P (Cons x Nil)" |</text:p>
      <text:p text:style-name="P35"><text:s text:c="2"/>Cons : "P x y ⟹ sorted P (Cons y ys) ⟹ sorted P (Cons x (Cons y ys))"</text:p>
      <text:p text:style-name="P24"/>
      <text:p text:style-name="P24">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4"/>
      <text:p text:style-name="P33">datatype<text:span text:style-name="T9"> nat = Z | S nat </text:span></text:p>
      <text:p text:style-name="P33"/>
      <text:p text:style-name="P33">inductive<text:span text:style-name="T9"> lte :: “nat =&gt; nat =&gt; bool” </text:span>where</text:p>
      <text:p text:style-name="P34"><text:s text:c="2"/>Eq : “lte n n” |</text:p>
      <text:p text:style-name="P34"><text:s text:c="2"/>Lt : “lte n1 n2 ==&gt; lte n1 (S n2)”</text:p>
      <text:p text:style-name="P33"/>
      <text:p text:style-name="P33">theorem<text:span text:style-name="T9"> “</text:span></text:p>
      <text:p text:style-name="P34"><text:s text:c="2"/>sorted lte (Cons (Z) (Cons (S Z) (Cons (S Z) (Cons (S (S (S Z))) Nil))))</text:p>
      <text:p text:style-name="P34">”</text:p>
      <text:p text:style-name="P33"><text:s/>apply<text:span text:style-name="T9"> (rule Cons)</text:span></text:p>
      <text:p text:style-name="P33"><text:s text:c="2"/>apply<text:span text:style-name="T9"> (rule Lt)</text:span></text:p>
      <text:p text:style-name="P33"><text:s text:c="2"/>apply<text:span text:style-name="T9"> (rule Eq)</text:span></text:p>
      <text:p text:style-name="P33"><text:s/>apply<text:span text:style-name="T9"> (rule Cons)</text:span></text:p>
      <text:p text:style-name="P33"><text:s text:c="2"/>apply<text:span text:style-name="T9"> (rule Eq)</text:span></text:p>
      <text:p text:style-name="P33"><text:s/>apply<text:span text:style-name="T9"> (rule Cons)</text:span></text:p>
      <text:p text:style-name="P33"><text:s text:c="2"/>apply<text:span text:style-name="T9"> (rule Lt)</text:span></text:p>
      <text:p text:style-name="P33"><text:s text:c="2"/>apply<text:span text:style-name="T9"> (rule Lt)</text:span></text:p>
      <text:p text:style-name="P33"><text:s text:c="2"/>apply<text:span text:style-name="T9"> (rule Eq)</text:span></text:p>
      <text:p text:style-name="P33"><text:s/>apply<text:span text:style-name="T9"> (rule Single)</text:span></text:p>
      <text:p text:style-name="P33">done</text:p>
      <text:p text:style-name="P24"/>
      <text:p text:style-name="P24">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9"><text:soft-page-break/></text:p>
      <text:p text:style-name="P16"><text:span text:style-name="T14">definition</text:span><text:span text:style-name="T15"> True :: bool </text:span><text:span text:style-name="T14">where</text:span><text:span text:style-name="T15"> </text:span></text:p>
      <text:p text:style-name="P19"><text:s text:c="2"/>"True ≡ ((λx::bool. x) = (λx. x))"</text:p>
      <text:p text:style-name="P19"/>
      <text:p text:style-name="P16"><text:span text:style-name="T14">definition</text:span><text:span text:style-name="T15"> False :: bool </text:span><text:span text:style-name="T14">where</text:span><text:span text:style-name="T15"> </text:span></text:p>
      <text:p text:style-name="P19"><text:s text:c="2"/>"False ≡ (∀P. P)"</text:p>
      <text:p text:style-name="P36"/>
      <text:p text:style-name="P25">Hypothesis</text:p>
      <text:p text:style-name="P24"><text:tab/>I will derive a static analysis from Reppy and Xiao's algorithm, describing for each channel in a program, all thread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5"/>
      <text:p text:style-name="P25">Evaluation</text:p>
      <text:p text:style-name="P25"><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6"/>
      <text:p text:style-name="P25">Architecture</text:p>
      <text:p text:style-name="P24"><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semantics, I will borrow Reppy and Xiao's strategy of stepping between sets of control paths tied to terms.</text:p>
      <text:p text:style-name="P24"><text:soft-page-break/><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4"><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4"/>
      <text:p text:style-name="P25">Implementation</text:p>
      <text:p text:style-name="P25"/>
      <text:p text:style-name="P31">signature CHAN = sig</text:p>
      <text:p text:style-name="P31"><text:s text:c="2"/>type 'a chan </text:p>
      <text:p text:style-name="P31"><text:s text:c="2"/>val channel: unit -&gt; 'a chan</text:p>
      <text:p text:style-name="P31"><text:s text:c="2"/>val send: 'a chan * 'a -&gt; unit</text:p>
      <text:p text:style-name="P31"><text:s text:c="2"/>val recv: 'a chan -&gt; 'a</text:p>
      <text:p text:style-name="P31">end</text:p>
      <text:p text:style-name="P25"/>
      <text:p text:style-name="P26"><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text:span><text:soft-page-break/><text:span text:style-name="T9">could avoid overhead caused by contention to acquire locks, by coupling the implementation of </text:span><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6"/>
      <text:p text:style-name="P26"/>
      <text:p text:style-name="P10">ManyToMany Channel </text:p>
      <text:p text:style-name="P10"/>
      <text:p text:style-name="P31">structure ManyToManyChan : CHAN = struct</text:p>
      <text:p text:style-name="P31"/>
      <text:p text:style-name="P31"><text:s text:c="2"/>type message_queue = 'a option ref queue</text:p>
      <text:p text:style-name="P31"/>
      <text:p text:style-name="P31"><text:s text:c="2"/>datatype 'a chan_content = </text:p>
      <text:p text:style-name="P31"><text:s text:c="4"/>Send of (condition * 'a) queue | </text:p>
      <text:p text:style-name="P31"><text:s text:c="4"/>Recv of (condition * 'a option ref) queue | </text:p>
      <text:p text:style-name="P31"><text:s text:c="4"/>Inactive</text:p>
      <text:p text:style-name="P31"/>
      <text:p text:style-name="P31"><text:tab/>datatype 'a chan = Ch of 'a chan_content ref * mutex_lock </text:p>
      <text:p text:style-name="P31"/>
      <text:p text:style-name="P31"><text:s text:c="2"/>fun channel () = Ch (ref Inactive, mutexLock ())</text:p>
      <text:p text:style-name="P31"/>
      <text:p text:style-name="P31"><text:s text:c="2"/>fun send (Ch (contentRef, lock)) m = </text:p>
      <text:p text:style-name="P31"><text:s text:c="4"/>acquire lock;</text:p>
      <text:p text:style-name="P31"><text:s text:c="4"/>(case !contentRef of</text:p>
      <text:p text:style-name="P31"><text:s text:c="6"/>Recv q =&gt; </text:p>
      <text:p text:style-name="P31"><text:s text:c="8"/>let</text:p>
      <text:p text:style-name="P31"><text:s text:c="10"/>val (recvCond, mopRef) = dequeue q</text:p>
      <text:p text:style-name="P31"><text:s text:c="8"/>in</text:p>
      <text:p text:style-name="P31"><text:s text:c="10"/>mopRef := Some m;</text:p>
      <text:p text:style-name="P31"><text:s text:c="10"/>if (isEmpty q) then contentRef := Inactive else (); </text:p>
      <text:p text:style-name="P31"><text:s text:c="10"/>release lock;</text:p>
      <text:p text:style-name="P31"><text:s text:c="10"/>signal recvCond; </text:p>
      <text:p text:style-name="P31"><text:s text:c="10"/>() </text:p>
      <text:p text:style-name="P31"><text:s text:c="8"/>end |</text:p>
      <text:p text:style-name="P31"><text:s text:c="6"/>Send q =&gt; </text:p>
      <text:p text:style-name="P31"><text:s text:c="8"/>let</text:p>
      <text:p text:style-name="P31"><text:s text:c="10"/>val sendCond = condition () </text:p>
      <text:p text:style-name="P31"><text:s text:c="8"/>in</text:p>
      <text:p text:style-name="P31"><text:s text:c="10"/>enqueue (q, (sendCond, m));</text:p>
      <text:p text:style-name="P31"><text:s text:c="10"/>release lock;</text:p>
      <text:p text:style-name="P31"><text:s text:c="10"/>wait sendCond;</text:p>
      <text:p text:style-name="P31"><text:s text:c="10"/>() </text:p>
      <text:p text:style-name="P31"><text:s text:c="8"/>end |</text:p>
      <text:p text:style-name="P31"><text:soft-page-break/><text:s text:c="6"/>Inactive =&gt; </text:p>
      <text:p text:style-name="P31"><text:s text:c="8"/>let</text:p>
      <text:p text:style-name="P31"><text:s text:c="10"/>val sendCond = condition () </text:p>
      <text:p text:style-name="P31"><text:s text:c="8"/>in</text:p>
      <text:p text:style-name="P31"><text:s text:c="10"/>contentRef := Send (queue [(sendCond, m)]);</text:p>
      <text:p text:style-name="P31"><text:s text:c="10"/>release lock;</text:p>
      <text:p text:style-name="P31"><text:s text:c="10"/>wait sendCond;</text:p>
      <text:p text:style-name="P31"><text:s text:c="10"/>()</text:p>
      <text:p text:style-name="P31"><text:s text:c="8"/>end)</text:p>
      <text:p text:style-name="P31"><text:s text:c="3"/></text:p>
      <text:p text:style-name="P31"><text:s text:c="2"/>fun recv (Ch (contentRef, lock)) = <text:s/></text:p>
      <text:p text:style-name="P31"><text:s text:c="4"/>acquire lock;</text:p>
      <text:p text:style-name="P31"><text:s text:c="4"/>(case !contentRef of </text:p>
      <text:p text:style-name="P31"><text:s text:c="6"/>Send q =&gt;</text:p>
      <text:p text:style-name="P31"><text:s text:c="8"/>let</text:p>
      <text:p text:style-name="P31"><text:s text:c="10"/>val (sendCond, m) = dequeue q</text:p>
      <text:p text:style-name="P31"><text:s text:c="8"/>in</text:p>
      <text:p text:style-name="P31"><text:s text:c="10"/>if (isEmpty q) then contentRef := Inactive else (); </text:p>
      <text:p text:style-name="P31"><text:s text:c="10"/>release lock;</text:p>
      <text:p text:style-name="P31"><text:s text:c="10"/>signal sendCond; </text:p>
      <text:p text:style-name="P31"><text:s text:c="10"/>m</text:p>
      <text:p text:style-name="P31"><text:s text:c="8"/>end |</text:p>
      <text:p text:style-name="P31"><text:s text:c="6"/>Recv q =&gt;</text:p>
      <text:p text:style-name="P31"><text:s text:c="8"/>let</text:p>
      <text:p text:style-name="P31"><text:s text:c="10"/>val recvCond = condition ()</text:p>
      <text:p text:style-name="P31"><text:s text:c="10"/>val mopRef = ref None</text:p>
      <text:p text:style-name="P31"><text:s text:c="8"/>in</text:p>
      <text:p text:style-name="P31"><text:s text:c="10"/>enqueue (q, (recvCond, mopRef));</text:p>
      <text:p text:style-name="P31"><text:s text:c="10"/>release lock;</text:p>
      <text:p text:style-name="P31"><text:s text:c="10"/>wait recvCond;</text:p>
      <text:p text:style-name="P31"><text:s text:c="10"/>valOf (!mopRef) | </text:p>
      <text:p text:style-name="P31"><text:s text:c="8"/>end</text:p>
      <text:p text:style-name="P31"><text:s text:c="6"/>Inactive =&gt;</text:p>
      <text:p text:style-name="P31"><text:s text:c="8"/>let</text:p>
      <text:p text:style-name="P31"><text:s text:c="10"/>val recvCond = condition ()</text:p>
      <text:p text:style-name="P31"><text:s text:c="10"/>val mopRef = ref None</text:p>
      <text:p text:style-name="P31"><text:s text:c="8"/>in</text:p>
      <text:p text:style-name="P31"><text:s text:c="10"/>contentRef := Recv (queue [(recvCond, mopRef)]);</text:p>
      <text:p text:style-name="P31"><text:s text:c="10"/>release lock;</text:p>
      <text:p text:style-name="P31"><text:s text:c="10"/>wait recvCond;</text:p>
      <text:p text:style-name="P31"><text:s text:c="10"/>valOf (!mopRef)</text:p>
      <text:p text:style-name="P31"><text:s text:c="8"/>end)</text:p>
      <text:p text:style-name="P31"/>
      <text:p text:style-name="P31">end</text:p>
      <text:p text:style-name="P30"/>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text:soft-page-break/>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pan text:style-name="T9">recv operation returns with the value deposited in the cell by a sending thread.</text:span></text:p>
      <text:p text:style-name="P11"/>
      <text:p text:style-name="P10">FanOut Channel </text:p>
      <text:p text:style-name="P14"/>
      <text:p text:style-name="P31">structure FanOutChan : CHAN = struct</text:p>
      <text:p text:style-name="P31"/>
      <text:p text:style-name="P31"><text:s text:c="2"/>datatype 'a chan_content =</text:p>
      <text:p text:style-name="P31"><text:s text:c="4"/>Send of condition * 'a |</text:p>
      <text:p text:style-name="P31"><text:s text:c="4"/>Recv of (condition * 'a option ref) queue <text:s/>|</text:p>
      <text:p text:style-name="P31"><text:s text:c="4"/>Inactive</text:p>
      <text:p text:style-name="P31"><text:s text:c="2"/></text:p>
      <text:p text:style-name="P31"><text:tab/>datatype 'a chan = Ch of 'a chan_content ref * mutex_lock</text:p>
      <text:p text:style-name="P31"/>
      <text:p text:style-name="P31"><text:s text:c="2"/>fun channel () = Ch (ref Inactive, mutexLock ())</text:p>
      <text:p text:style-name="P31"/>
      <text:p text:style-name="P31"><text:s text:c="2"/>fun send (Ch (contentRef, lock)) m = let</text:p>
      <text:p text:style-name="P31"><text:s text:c="4"/>val sendCond = condition () </text:p>
      <text:p text:style-name="P31"><text:s text:c="2"/>in</text:p>
      <text:p text:style-name="P31"><text:s text:c="4"/>case compareAndSwap (contentRef, Inactive, Send (sendCond, m)) of</text:p>
      <text:p text:style-name="P31"><text:s text:c="6"/>Inactive =&gt;</text:p>
      <text:p text:style-name="P31"><text:soft-page-break/><text:s text:c="8"/>(* contentRef already set *)</text:p>
      <text:p text:style-name="P31"><text:s text:c="8"/>wait sendCond;</text:p>
      <text:p text:style-name="P31"><text:s text:c="8"/>() |</text:p>
      <text:p text:style-name="P31"><text:s text:c="6"/>Recv q =&gt; </text:p>
      <text:p text:style-name="P31"><text:s text:c="8"/>(* the current thread is the only one that updates from this state *)</text:p>
      <text:p text:style-name="P31"><text:s text:c="8"/>acquire lock;</text:p>
      <text:p text:style-name="P31"><text:s text:c="8"/>(let</text:p>
      <text:p text:style-name="P31"><text:s text:c="10"/>val (recvCond, mopRef) = dequeue q</text:p>
      <text:p text:style-name="P31"><text:s text:c="8"/>in</text:p>
      <text:p text:style-name="P31"><text:s text:c="10"/>mopRef := Some m; </text:p>
      <text:p text:style-name="P31"><text:s text:c="10"/>if (isEmpty q) then contentRef := Inactive else (); </text:p>
      <text:p text:style-name="P31"><text:s text:c="10"/>release lock;</text:p>
      <text:p text:style-name="P31"><text:s text:c="10"/>signal (recvCond);</text:p>
      <text:p text:style-name="P31"><text:s text:c="10"/>() </text:p>
      <text:p text:style-name="P31"><text:s text:c="8"/>end) |</text:p>
      <text:p text:style-name="P31"><text:s text:c="6"/>Send _ =&gt; raise NeverHappens</text:p>
      <text:p text:style-name="P31"><text:s text:c="4"/>end</text:p>
      <text:p text:style-name="P31"/>
      <text:p text:style-name="P31"><text:s text:c="2"/>fun recv (Ch (contentRef, lock)) =</text:p>
      <text:p text:style-name="P31"><text:s text:c="4"/>acquire lock;</text:p>
      <text:p text:style-name="P31"><text:s text:c="4"/>(case !contentRef of</text:p>
      <text:p text:style-name="P31"><text:s text:c="6"/>Inactive =&gt;</text:p>
      <text:p text:style-name="P31"><text:s text:c="8"/>let</text:p>
      <text:p text:style-name="P31"><text:s text:c="10"/>val recvCond = condition ()</text:p>
      <text:p text:style-name="P31"><text:s text:c="10"/>val mopRef = ref None</text:p>
      <text:p text:style-name="P31"><text:s text:c="8"/>in</text:p>
      <text:p text:style-name="P31"><text:s text:c="10"/>contentRef := Recv (queue [(recvCond, mopRef)]);</text:p>
      <text:p text:style-name="P31"><text:s text:c="10"/>release lock;</text:p>
      <text:p text:style-name="P31"><text:s text:c="10"/>wait recvCond;</text:p>
      <text:p text:style-name="P31"><text:s text:c="10"/>valOf (!mopRef) </text:p>
      <text:p text:style-name="P31"><text:s text:c="8"/>end |</text:p>
      <text:p text:style-name="P31"><text:s text:c="6"/>Recv q =&gt; </text:p>
      <text:p text:style-name="P31"><text:s text:c="8"/>let</text:p>
      <text:p text:style-name="P31"><text:s text:c="10"/>val recvCond = condition () </text:p>
      <text:p text:style-name="P31"><text:s text:c="10"/>val mopRef = ref None</text:p>
      <text:p text:style-name="P31"><text:s text:c="8"/>in</text:p>
      <text:p text:style-name="P31"><text:s text:c="10"/>enqueue (q, (recvCond, mopRef));</text:p>
      <text:p text:style-name="P31"><text:s text:c="10"/>release lock;</text:p>
      <text:p text:style-name="P31"><text:s text:c="10"/>wait recvCond;</text:p>
      <text:p text:style-name="P31"><text:s text:c="10"/>valOf (!mopRef) </text:p>
      <text:p text:style-name="P31"><text:s text:c="8"/>end |</text:p>
      <text:p text:style-name="P31"><text:s text:c="6"/>Send (sendCond, m) =&gt;</text:p>
      <text:p text:style-name="P31"><text:s text:c="8"/>contentRef := Inactive;</text:p>
      <text:p text:style-name="P31"><text:s text:c="8"/>release lock;</text:p>
      <text:p text:style-name="P31"><text:s text:c="8"/>signal sendCond;</text:p>
      <text:p text:style-name="P31"><text:s text:c="8"/>m </text:p>
      <text:p text:style-name="P31"><text:s text:c="4"/>) </text:p>
      <text:p text:style-name="P31"/>
      <text:p text:style-name="P31">end</text:p>
      <text:p text:style-name="P30"/>
      <text:p text:style-name="P14"/>
      <text:p text:style-name="P11"><text:soft-page-break/><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0"/>
      <text:p text:style-name="P31">structure FanInChan : CHAN = struct</text:p>
      <text:p text:style-name="P31"/>
      <text:p text:style-name="P31"><text:s text:c="2"/>datatype 'a chan_content =</text:p>
      <text:p text:style-name="P31"><text:s text:c="4"/>Send of (condition * 'a) queue |</text:p>
      <text:p text:style-name="P31"><text:s text:c="4"/>Recv of condition * 'a option ref |</text:p>
      <text:p text:style-name="P31"><text:s text:c="4"/>Inactive</text:p>
      <text:p text:style-name="P31"><text:s text:c="2"/></text:p>
      <text:p text:style-name="P31"><text:tab/>datatype 'a chan = Ch of 'a chan_content ref * mutex_lock</text:p>
      <text:p text:style-name="P31"/>
      <text:p text:style-name="P31"><text:s text:c="2"/>fun channel () = Ch (ref Inactive, mutexLock ())</text:p>
      <text:p text:style-name="P31"/>
      <text:p text:style-name="P31"><text:s text:c="2"/>fun send (Ch (contentRef, lock)) m = </text:p>
      <text:p text:style-name="P31"><text:s text:c="4"/>acquire lock;</text:p>
      <text:p text:style-name="P31"><text:soft-page-break/><text:s text:c="4"/>case !contentRef of</text:p>
      <text:p text:style-name="P31"><text:s text:c="6"/>Recv (recvCond, mopRef) =&gt; </text:p>
      <text:p text:style-name="P31"><text:s text:c="8"/>mopRef := Some m;</text:p>
      <text:p text:style-name="P31"><text:s text:c="8"/>contentRef := Inactive;</text:p>
      <text:p text:style-name="P31"><text:s text:c="8"/>release lock;</text:p>
      <text:p text:style-name="P31"><text:s text:c="8"/>signal recvCond;</text:p>
      <text:p text:style-name="P31"><text:s text:c="8"/>() |</text:p>
      <text:p text:style-name="P31"><text:s text:c="6"/>Send q =&gt;</text:p>
      <text:p text:style-name="P31"><text:s text:c="8"/>let</text:p>
      <text:p text:style-name="P31"><text:s text:c="10"/>val sendCond = condition () </text:p>
      <text:p text:style-name="P31"><text:s text:c="8"/>in</text:p>
      <text:p text:style-name="P31"><text:s text:c="10"/>enqueue (q, (sendCond, m));</text:p>
      <text:p text:style-name="P31"><text:s text:c="10"/>release lock;</text:p>
      <text:p text:style-name="P31"><text:s text:c="10"/>wait sendCond;</text:p>
      <text:p text:style-name="P31"><text:s text:c="10"/>() </text:p>
      <text:p text:style-name="P31"><text:s text:c="8"/>end |</text:p>
      <text:p text:style-name="P31"><text:s text:c="6"/>Inactive =&gt; </text:p>
      <text:p text:style-name="P31"><text:s text:c="8"/>let</text:p>
      <text:p text:style-name="P31"><text:s text:c="10"/>val sendCond = condition () </text:p>
      <text:p text:style-name="P31"><text:s text:c="8"/>in</text:p>
      <text:p text:style-name="P31"><text:s text:c="10"/>contentRef := Send (queue [(sendCond, m)])</text:p>
      <text:p text:style-name="P31"><text:s text:c="10"/>release lock;</text:p>
      <text:p text:style-name="P31"><text:s text:c="10"/>wait sendCond;</text:p>
      <text:p text:style-name="P31"><text:s text:c="10"/>()</text:p>
      <text:p text:style-name="P31"><text:s text:c="8"/>end </text:p>
      <text:p text:style-name="P31"/>
      <text:p text:style-name="P31"/>
      <text:p text:style-name="P31"><text:s text:c="2"/>fun recv (Ch (contentRef, lock)) = let</text:p>
      <text:p text:style-name="P31"><text:s text:c="4"/>val recvCond = condition () </text:p>
      <text:p text:style-name="P31"><text:s text:c="4"/>val mopRef = ref None</text:p>
      <text:p text:style-name="P31"><text:s text:c="2"/>in</text:p>
      <text:p text:style-name="P31"><text:s text:c="4"/>case compareAndSwap (contentRef, Inactive, Recv (recvCond, mopRef)) of</text:p>
      <text:p text:style-name="P31"><text:s text:c="6"/>Inactive =&gt; <text:s text:c="2"/></text:p>
      <text:p text:style-name="P31"><text:s text:c="8"/>(* contentRef already set *)</text:p>
      <text:p text:style-name="P31"><text:s text:c="8"/>wait recvCond;</text:p>
      <text:p text:style-name="P31"><text:s text:c="8"/>valOf (!mopRef) |</text:p>
      <text:p text:style-name="P31"><text:s text:c="6"/>Send q =&gt; </text:p>
      <text:p text:style-name="P31"><text:s text:c="8"/>(* the current thread is the only one that updates the state from this state *)</text:p>
      <text:p text:style-name="P31"><text:s text:c="8"/>acquire lock;</text:p>
      <text:p text:style-name="P31"><text:s text:c="8"/>(let</text:p>
      <text:p text:style-name="P31"><text:s text:c="10"/>val (sendCond, m) = dequeue q</text:p>
      <text:p text:style-name="P31"><text:s text:c="8"/>in</text:p>
      <text:p text:style-name="P31"><text:s text:c="10"/>if (isEmpty q) then contentRef := Inactive else (); </text:p>
      <text:p text:style-name="P31"><text:s text:c="10"/>release lock;</text:p>
      <text:p text:style-name="P31"><text:s text:c="10"/>signal sendCond;</text:p>
      <text:p text:style-name="P31"><text:s text:c="10"/>m </text:p>
      <text:p text:style-name="P31"><text:s text:c="8"/>end) |</text:p>
      <text:p text:style-name="P31"><text:s text:c="6"/>Recv _ =&gt; raise NeverHappens</text:p>
      <text:p text:style-name="P31"><text:s text:c="2"/></text:p>
      <text:p text:style-name="P31"><text:s text:c="2"/>end</text:p>
      <text:p text:style-name="P31"/>
      <text:p text:style-name="P31"><text:soft-page-break/>end</text:p>
      <text:p text:style-name="P30"/>
      <text:p text:style-name="P11">The implementation of fan-in channels is very similar to that of fan-out channels.</text:p>
      <text:p text:style-name="P11"/>
      <text:p text:style-name="P10">OneToOne Channel</text:p>
      <text:p text:style-name="P30"/>
      <text:p text:style-name="P31">structure OneToOneChan : CHAN = struct</text:p>
      <text:p text:style-name="P31"/>
      <text:p text:style-name="P31"><text:s text:c="2"/>datatype 'a chan_content =</text:p>
      <text:p text:style-name="P31"><text:s text:c="4"/>Send of condition * 'a |</text:p>
      <text:p text:style-name="P31"><text:s text:c="4"/>Recv of condition * 'a option ref |</text:p>
      <text:p text:style-name="P31"><text:s text:c="4"/>Inactive <text:s/></text:p>
      <text:p text:style-name="P31"/>
      <text:p text:style-name="P31"><text:tab/>datatype 'a chan = Ch of 'a chan_content ref</text:p>
      <text:p text:style-name="P31"/>
      <text:p text:style-name="P31"><text:s text:c="2"/>fun channel () = Ch (ref Inactive)</text:p>
      <text:p text:style-name="P31"/>
      <text:p text:style-name="P31"><text:s text:c="2"/>fun send (Ch contentRef) m = let</text:p>
      <text:p text:style-name="P31"><text:s text:c="4"/>val sendCond = condition () </text:p>
      <text:p text:style-name="P31"><text:s text:c="2"/>in</text:p>
      <text:p text:style-name="P31"><text:s text:c="4"/>case compareAndSwap (contentRef, Inactive, Send (sendCond, m)) of</text:p>
      <text:p text:style-name="P31"><text:s text:c="6"/>Intactive =&gt; </text:p>
      <text:p text:style-name="P31"><text:s text:c="8"/>(* contentRef already set to Send *)</text:p>
      <text:p text:style-name="P31"><text:s text:c="8"/>wait sendCond; </text:p>
      <text:p text:style-name="P31"><text:s text:c="8"/>() |</text:p>
      <text:p text:style-name="P31"><text:s text:c="6"/>Recv (recvCond, mopRef) =&gt;</text:p>
      <text:p text:style-name="P31"><text:s text:c="8"/>(* the current thread is the only one that accesses contentRef for this state*)</text:p>
      <text:p text:style-name="P31"><text:s text:c="8"/>mopRef := Some m;</text:p>
      <text:p text:style-name="P31"><text:s text:c="8"/>contentRef := Inactive;</text:p>
      <text:p text:style-name="P31"><text:s text:c="8"/>signal recvCond;</text:p>
      <text:p text:style-name="P31"><text:s text:c="8"/>() |</text:p>
      <text:p text:style-name="P31"><text:s text:c="6"/>Send _ =&gt; raise NeverHappens</text:p>
      <text:p text:style-name="P31"><text:s text:c="2"/>end</text:p>
      <text:p text:style-name="P31"/>
      <text:p text:style-name="P31"/>
      <text:p text:style-name="P31"><text:s text:c="2"/>fun recv (Ch contentRef) = let</text:p>
      <text:p text:style-name="P31"><text:s text:c="4"/>val recvCond = condition ();</text:p>
      <text:p text:style-name="P31"><text:s text:c="4"/>val mopRef = ref None;</text:p>
      <text:p text:style-name="P31"><text:s text:c="2"/>in</text:p>
      <text:p text:style-name="P31"><text:s text:c="4"/>case compareAndSwap (contentRef, Inactive, Recv (recvCond, mopRef)) of</text:p>
      <text:p text:style-name="P31"><text:s text:c="6"/>Inactive =&gt; </text:p>
      <text:p text:style-name="P31"><text:s text:c="8"/>(* contentRef already set to Recv*)</text:p>
      <text:p text:style-name="P31"><text:s text:c="8"/>wait recvCond; </text:p>
      <text:p text:style-name="P31"><text:s text:c="8"/>valOf (!mopRef) |</text:p>
      <text:p text:style-name="P31"><text:s text:c="6"/>Send (sendCond, m) =&gt;</text:p>
      <text:p text:style-name="P31"><text:s text:c="8"/>(* the current thread is the only one that accesses contentRef for this state*)</text:p>
      <text:p text:style-name="P31"><text:s text:c="8"/>contentRef := Inactive;</text:p>
      <text:p text:style-name="P31"><text:s text:c="8"/>signal sendCond;</text:p>
      <text:p text:style-name="P31"><text:soft-page-break/><text:s text:c="8"/>m |</text:p>
      <text:p text:style-name="P31"><text:s text:c="6"/>Recv _ =&gt; raise NeverHappens</text:p>
      <text:p text:style-name="P31"><text:s text:c="2"/>end </text:p>
      <text:p text:style-name="P31"/>
      <text:p text:style-name="P31">end</text:p>
      <text:p text:style-name="P30"/>
      <text:p text:style-name="P11"><text:tab/>a one-to-one channel can also be in one of three possible states, but there is no associated lock. Additional, none of the states are associated with queues. <text:s/>Instead, there is a possible state of a thread 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4"/>
      <text:p text:style-name="P31">structure OneShotChan : CHAN = struct</text:p>
      <text:p text:style-name="P31"/>
      <text:p text:style-name="P31"><text:s text:c="2"/>datatype 'a chan_content =</text:p>
      <text:p text:style-name="P31"><text:s text:c="4"/>Send of condition * 'a |</text:p>
      <text:p text:style-name="P31"><text:s text:c="4"/>Recv of condition * 'a option ref |</text:p>
      <text:p text:style-name="P31"><text:s text:c="4"/>Inactive <text:s/></text:p>
      <text:p text:style-name="P31"/>
      <text:p text:style-name="P31"><text:s text:c="2"/>datatype 'a chan = Ch of 'a chan_content ref * mutex_lock</text:p>
      <text:p text:style-name="P31"><text:soft-page-break/></text:p>
      <text:p text:style-name="P31"><text:s text:c="2"/>fun channel () = Ch (ref Inactive, lock ())</text:p>
      <text:p text:style-name="P31"/>
      <text:p text:style-name="P31"><text:s text:c="2"/>fun send (Ch (contentRef, lock)) m = let</text:p>
      <text:p text:style-name="P31"><text:s text:c="4"/>val sendCond = condition ()</text:p>
      <text:p text:style-name="P31"><text:s text:c="2"/>in</text:p>
      <text:p text:style-name="P31"><text:s text:c="4"/>case (contentRef, Inactive, Send (sendCond, m)) of</text:p>
      <text:p text:style-name="P31"><text:s text:c="6"/>Inactive =&gt;</text:p>
      <text:p text:style-name="P31"><text:s text:c="8"/>(* contentRef already set to Send*)</text:p>
      <text:p text:style-name="P31"><text:s text:c="8"/>wait sendCond; </text:p>
      <text:p text:style-name="P31"><text:s text:c="8"/>() |</text:p>
      <text:p text:style-name="P31"><text:s text:c="6"/>Recv (recvCond, mopRef) =&gt;</text:p>
      <text:p text:style-name="P31"><text:s text:c="8"/>mopRef := Some m; </text:p>
      <text:p text:style-name="P31"><text:s text:c="8"/>signal recvCond;</text:p>
      <text:p text:style-name="P31"><text:s text:c="8"/>() |</text:p>
      <text:p text:style-name="P31"><text:s text:c="6"/>Send _ =&gt; raise NeverHappens</text:p>
      <text:p text:style-name="P31"><text:s text:c="2"/>end</text:p>
      <text:p text:style-name="P31"/>
      <text:p text:style-name="P31"/>
      <text:p text:style-name="P31"><text:s text:c="2"/>fun recv (Ch (contentRef, lock)) = let</text:p>
      <text:p text:style-name="P31"><text:s text:c="4"/>val recvCond = condition ()</text:p>
      <text:p text:style-name="P31"><text:s text:c="4"/>val mopRef = ref None</text:p>
      <text:p text:style-name="P31"><text:s text:c="2"/>in</text:p>
      <text:p text:style-name="P31"><text:s text:c="4"/>case (contentRef, Inactive, Recv (recvCond, mopRef)) of</text:p>
      <text:p text:style-name="P31"><text:s text:c="6"/>Inactive =&gt;</text:p>
      <text:p text:style-name="P31"><text:s text:c="8"/>(* contentRef already set to Recv*)</text:p>
      <text:p text:style-name="P31"><text:s text:c="8"/>wait recvCond;</text:p>
      <text:p text:style-name="P31"><text:s text:c="8"/>valOf (!mopRef) |</text:p>
      <text:p text:style-name="P31"><text:s text:c="6"/>Send (sendCond, m) =&gt;</text:p>
      <text:p text:style-name="P31"><text:s text:c="8"/>acquire lock;</text:p>
      <text:p text:style-name="P31"><text:s text:c="8"/>signal sendCond;</text:p>
      <text:p text:style-name="P31"><text:s text:c="8"/>(* never relases lock; blocks others forever *)</text:p>
      <text:p text:style-name="P31"><text:s text:c="8"/>m |</text:p>
      <text:p text:style-name="P31"><text:s text:c="6"/>Recv _ =&gt;</text:p>
      <text:p text:style-name="P31"><text:s text:c="8"/>acquire lock;</text:p>
      <text:p text:style-name="P31"><text:s text:c="8"/>(* never able to acquire lock; blocked forever *)</text:p>
      <text:p text:style-name="P31"><text:s text:c="8"/>raise NeverHappens</text:p>
      <text:p text:style-name="P31"/>
      <text:p text:style-name="P15">end</text:p>
      <text:p text:style-name="P14"/>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text:span><text:soft-page-break/><text:span text:style-name="T9">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30"/>
      <text:p text:style-name="P31">structure OneShotToOneChan : CHAN = struct</text:p>
      <text:p text:style-name="P31"/>
      <text:p text:style-name="P31"><text:s text:c="2"/>datatype 'a chan = Ch of condition * condition * 'a option ref</text:p>
      <text:p text:style-name="P31"/>
      <text:p text:style-name="P31"><text:s text:c="2"/>fun channel () = Ch (condition (), condition (), ref None)</text:p>
      <text:p text:style-name="P31"/>
      <text:p text:style-name="P31"><text:s text:c="2"/>fun send (Ch (sendCond, recvCond, mopRef)) m =</text:p>
      <text:p text:style-name="P31"><text:s text:c="4"/>mopRef := Some m;</text:p>
      <text:p text:style-name="P31"><text:s text:c="4"/>signal recvCond; <text:s/></text:p>
      <text:p text:style-name="P31"><text:s text:c="4"/>wait sendCond;</text:p>
      <text:p text:style-name="P31"><text:s text:c="4"/>()</text:p>
      <text:p text:style-name="P31"/>
      <text:p text:style-name="P31"><text:s text:c="2"/>fun recv (Ch (sendCond, recvCond, mopRef)) =</text:p>
      <text:p text:style-name="P31"><text:s text:c="4"/>wait recvCond;</text:p>
      <text:p text:style-name="P31"><text:s text:c="4"/>signal sendCond;</text:p>
      <text:p text:style-name="P31"><text:s text:c="4"/>valOf (!mopRef)</text:p>
      <text:p text:style-name="P31"/>
      <text:p text:style-name="P15">end</text:p>
      <text:p text:style-name="P14"/>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text:soft-page-break/>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thread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text:soft-page-break/>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6">Factoring out the static evaluation from communication topology classification, not only gives a nice symmetry with the runtime evaluation, but also emphasizes the importance of the describing abstract values, common to all communication topologies. </text:p>
      <text:p text:style-name="P26"/>
      <text:p text:style-name="P26"/>
      <text:p text:style-name="P10">Formal Objectives</text:p>
      <text:p text:style-name="P26">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6"/>
      <text:p text:style-name="P25">Syntax</text:p>
      <text:p text:style-name="P26"/>
      <text:p text:style-name="P31">datatype var = Var string</text:p>
      <text:p text:style-name="P31"/>
      <text:p text:style-name="P31">datatype exp = </text:p>
      <text:p text:style-name="P31"><text:s text:c="2"/>Let var bind exp |</text:p>
      <text:p text:style-name="P31"><text:s text:c="2"/>Result var</text:p>
      <text:p text:style-name="P31"/>
      <text:p text:style-name="P31">and bind = </text:p>
      <text:p text:style-name="P31"><text:s text:c="2"/>Unit |</text:p>
      <text:p text:style-name="P31"><text:s text:c="2"/>Chan |</text:p>
      <text:p text:style-name="P31"><text:s text:c="2"/>Prim prim |</text:p>
      <text:p text:style-name="P31"><text:s text:c="2"/>Spawn exp |</text:p>
      <text:p text:style-name="P31"><text:s text:c="2"/>Sync var |</text:p>
      <text:p text:style-name="P31"><text:s text:c="2"/>Fst var |</text:p>
      <text:p text:style-name="P31"><text:s text:c="2"/>Snd var |</text:p>
      <text:p text:style-name="P31"><text:s text:c="2"/>Case var var exp var exp |</text:p>
      <text:p text:style-name="P31"><text:s text:c="2"/>App var var</text:p>
      <text:p text:style-name="P31"/>
      <text:p text:style-name="P31">and prim = </text:p>
      <text:p text:style-name="P31"><text:s text:c="2"/>SendEvt var var |</text:p>
      <text:p text:style-name="P31"><text:s text:c="2"/>RecvEvt var |</text:p>
      <text:p text:style-name="P31"><text:s text:c="2"/>Pair var var |</text:p>
      <text:p text:style-name="P31"><text:s text:c="2"/>Left var |</text:p>
      <text:p text:style-name="P31"><text:s text:c="2"/>Right var |</text:p>
      <text:p text:style-name="P31"><text:s text:c="2"/>Abs var var exp</text:p>
      <text:p text:style-name="P30"/>
      <text:p text:style-name="P26"><text:soft-page-break/><text:tab/>The syntax of the language of programs is in a very restricted ANF form, which can be viewed as an intermediate representation. <text:s/>It consists of variables and three other mutually dependent parts. <text:s/>An expression has one of two forms. <text:s/>Either it can be a variable binding followed by an expression, or it can be a result variable. <text:s/>A bindee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the bindee in order to concisely define certain relations on just those constructs.</text:p>
      <text:p text:style-name="P25"/>
      <text:p text:style-name="P25">Dynamic Semantics</text:p>
      <text:p text:style-name="P25"><text:s/>(* insert definitions from Dynamic_Semantics.thy *)</text:p>
      <text:p text:style-name="P26"><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environment that maps variables to further values. <text:s/>A continuation frame is composed of a variable, yet to be bound, an expression that may use the variable, and an environment mapping variables in the expression to their bound values. <text:s/>A continuation stack is a stack of continuation frames. <text:s/>A state consists of an expression, yet to be evaluated, an environment containing the values bound to variables determined by previous steps, and a continuation stack.</text:p>
      <text:p text:style-name="P26"><text:tab/>The sequential step predicate describes that a state takes a single deterministic step in evaluation. The predicate is defined to hold by the inference rules listed in [Figure ?]. <text:s/>The Result rule assert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asserts that a state consisting of a Let expression with a variable binding to the unit literal, steps to a state containing the Let expression's next expression with Let binding variable bound to the unit value. <text:s/>The Let_Fst rule assert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assert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text:soft-page-break/>continuation stack is updated with a frame containing the Let binding variable and the Let expression's next expression, along with the original environment. <text:s/>The Let_Case_Right rule is similar. <text:s/>The Let_App rule assert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6"><text:s/><text:tab/>A trace pool is a mapping from control paths to states, where is control path abstractly represents the steps taken up to the state it points to. <text:s/>The leaf predicate describes that a control path exists in a trace pool and is not a prefix of any other control path in the trace pool.</text:p>
      <text:p text:style-name="P26"><text:tab/>The concurrent step predicate means that a trace pool takes a nondeterministic step in evaluation. <text:s/>The Seq_Step_Down rule asserts that a trace pool may step to the same trace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race pool. <text:s/>The Seq_Step rule asserts that a trace pool may step to the same trace pool updated with an existing leaf path extended with a Seq control label mapping to a new state. <text:s/>The existing path leads to a state with a Let expression, where the Let binding variable is that of the Seq control label, and the state sequentially steps to the new state of the trace pool, with the continuation unchanged. <text:s text:c="2"/>The Seq_Step_Up rule asserts that a trace pool may step to the same trace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race pool. <text:s/>The Let_Chan rule states that a trace pool steps to the same trace pool updated with a an existing leaf path extended with a Seq control label mapping to a state. <text:s/>The existing path leads to a state consisting of a Let expression binding to channel generation. <text:s/>The Let binding variable is that of the Seq control label, and the trace pool's new state consists of the Let expression's next expression with the Let binding variable bound to a new channel value with an identity constructed from the existing path and the binding variable. <text:s/>The Let_Spawn rule states that a trace pool may step to the same trace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text:soft-page-break/>consists of the Let expression's next expression, the original environment updated with the Let binding variable mapped to the unit value, and the same continuation stack. <text:s/>The Let_Sync rule asserts that a trace pool steps to the same trace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6"><text:tab/>The star predicate is defined by two inference rules. <text:s/>The Refl rule asserts that star holds for a binary predicate and two identical terms that could be arguments for the predicate. <text:s/>The Step rule assert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6"/>
      <text:p text:style-name="P25">Dynamic Communication Topology Classification Analysis</text:p>
      <text:p text:style-name="P25"><text:s/>(* insert definitions from Dynamic_Com_Topo_Analysis.thy *)</text:p>
      <text:p text:style-name="P26"><text:tab/>The dynamic communication topology classification classifies channels based on the number of of threads that compete to synchronize on different events on channels. <text:s/>The is_send_path predicate means that a specified control path leads to a synchronization on a send event on a specified channel in a specified trace pool. <text:s/>The is_recv_path predicate means that a specified control path leads to a synchronization on a receive event on a specified channel in a specified trace pool. <text:s/>The all predicate means that a specified binary relation on control paths holds for all paths satisfying a specified predicate. <text:s/>Two control paths are ordered iff one is the prefix of the other. <text:s/>The one_shot predicate means that there is exactly one send path that leads to a specified channel in a specified trace pool, by saying that all send paths to the channel in the trace pool are equal. <text:s/>The one_to_one predicate means that for a specified trace pool and channel, all send paths are ordered, and all receive paths are ordered. <text:s/>If paths to synchronization on a channel are ordered, then they cannot compete with each other, meaning that at most one thread attempts to synchronize before a synchronization is completed. <text:s/>The fan_out predicate simply asserts that for a specified trace pool and channel, all send paths are ordered. <text:s/>The fan_in predicate means that for a specified trace pool and channel, all receive paths are ordered.</text:p>
      <text:p text:style-name="P26"/>
      <text:p text:style-name="P25">Static Semantics</text:p>
      <text:p text:style-name="P25"><text:s/>(* insert definitions from Static_Semantics.thy *)</text:p>
      <text:p text:style-name="P26"><text:soft-page-break/><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6"><text:tab/>The accept predicate mean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asserts that any two abstract value environments accept a Result expression. <text:s/>Since there are no bindings and no mention of channels in a Result expression, any binding environment and any message environment contains all values for the expression vacuously. The Let_Unit rule assert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asserts that 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assert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assert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assert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text:soft-page-break/>Additionally, the two abstract value environments accept the Let expression's next expression. <text:s/>The Let_Snd rule is similar. <text:s/>The Let_Case rule assert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assert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also be applied in its own inner expression. <text:s/>A coinductive description would be less amenable to a computable description, which could defeat the purpose of the static semantics.</text:p>
      <text:p text:style-name="P26"/>
      <text:p text:style-name="P25">Static Traceability</text:p>
      <text:p text:style-name="P25"><text:s/>(* insert definitions from Static_Traceability.thy *)</text:p>
      <text:p text:style-name="P26"><text:tab/>The notion of traceability in the dynamics semantics is implicit from the existence of a control path mapping to a state in a trace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means that a control path might trace to an expression from a specified starting expression and a binding abstract value environment. <text:s/>The Start rule simply asserts that an empty control path might trace to the same expression that it starts at. <text:s/>The Result rule assert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asserts that a control path ending with a Seq control label might trace to the next <text:soft-page-break/>expression of a Let expression, where the path prefix leading to the Seq label might trace to the Let expression. The rules for Let_Chan, Let_Prim, Let_Spawn, Let_Sync, <text:s/>Let_Fst, and Let_Snd are similar. <text:s/>The Let_Case_Left rule assert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assert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6"/>
      <text:p text:style-name="P25">Static Communication Topology Classification </text:p>
      <text:p text:style-name="P25"><text:s/>(* insert definitions from Static_Com_Topo_Analysis.thy *)</text:p>
      <text:p text:style-name="P26"><text:tab/>The static communication topology classification classifies abstract identifiers of channels based on the number of threads that might compete to synchronize on different events on channels. The is_static_send_path predicate means that a control path might be traceable to a synchronization on a send event on a specified abstract channel, for a specified expression, using abstract values from a specified abstract binding environment. <text:s/>The is_static_recv_path predicate means that a control path might be traceable to a synchronization on a receive event on a specified abstract channel, for a specified expression, using abstract values from a specified abstract binding environment. <text:s/>The inclusive predicate means that two control paths may occur in the same run of a program. <text:s/>The Ordered rule assert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means that all static send paths are singular for a specified abstract channel identifier, abstract environment, and expression. <text:s/>The static_one_to_one predicate means that all static send paths are noncompetitive, and all static receive paths are noncompetitive for a specified abstract channel identifier, abstract environment, and expression. <text:s/>The static_fan_out predicate means that all static send paths are noncompetitive for a specified abstract channel identifier, abstract environment, and expression. <text:s/>The static_fan_in predicate means that all static receive paths are noncompetitive for a specified abstract channel identifier, abstract environment, and expression.</text:p>
      <text:p text:style-name="P26"/>
      <text:p text:style-name="P25">Sound Communication Topology Classification Analysis</text:p>
      <text:p text:style-name="P25"><text:s/>(* insert theorem from Sound_Com_Topo_Analysis.thy *)</text:p>
      <text:p text:style-name="P26"><text:tab/>The static description of communication topology classification analysis is useful only if the classification can be computed from the other parameters of the predicate, and if the dynamic <text:soft-page-break/>classification analysis can be inferred from the static classification analysis. <text:s/>The theorems one_shot_sound, one_to_one_sound, fan_out_sound, and fan_in_sound, together enable the inference of dynamic descriptions form the static descriptions. <text:s/>The theorem one_shot_sound claims that a dynamic channel is dynamically classified as one shot in a trace pool that results from multiple concurrent steps from an initial program, if the dynamic channel's variable identifier is statically classified as one shot for the program and also a binding abstract value environment, message abstract value environment, that accept the program. <text:s/>The remaining soundness theorems are similar.</text:p>
      <text:p text:style-name="P26"/>
      <text:p text:style-name="P10">Informal Reasoning</text:p>
      <text:p text:style-name="P11"><text:tab/>The communication topology classifications are defined in terms of traceability to synchronization on values for events operating on values for channels. <text:s/>Thus, the soundness of classifications naturally follows from the soundness of traceability, and soundness of value binding. The soundness of traceability means that a path does not dynamically trace to an expression if the path cannot statically trace to the expression. <text:s/>The static_traceable predicate, in the Result rule, depends on a previous expression being statically traceable. <text:s/>The previous expression would be one that follows and function application or case matching expression, and thus would be placed in the continuation stack during evaluation. <text:s/>Thus, showing the contrapostive of the soundness claim, that static traceability follows from dynamic traceability, depends on showing that all the expressions in the continuation stack of a traced state are statically traceable.</text:p>
      <text:p text:style-name="P11"><text:tab/>The soundness of value binding means that a value is not bound to a variable in a state during dynamic evaluation, if the abstracted version of the value cannot be statically bound during static evaluation. <text:s/>The static_eval predicate applied to an expression depends on a subexpression (really, a subsequent expression) having the same static evaluation. <text:s/>Thus, showing the contrapositive of the soundness claim, that the static binding of abstract values follows from the dynamic binding of values, depends on showing that with each dynamic step the abstract value bindings are preserved. <text:s/>However, the dynamic semantics steps from trace pools to trace pools, not expressions to expressions. <text:s/>Furthermore, with each step an expression is partially evaluated, and information about the potential or actual value bindings moves into the environment or the continuation stack. <text:s/>Therefore, it is necessary to show that the static abstract value bindings are preserved with respect to the static evaluation of the trace pools, their states, and the states', environments, values and continuations. <text:s/>Additionally, the abstract values considered to be a valid static evaluation of a trace pool, must at least represent all concrete values in the trace pool's environment.</text:p>
      <text:p text:style-name="P10">Formal Reasoning</text:p>
      <text:p text:style-name="P10"><text:s/>(* describe formal definitions used in proofs and formal proofs *)</text:p>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25">References</text:p>
      <text:list xml:id="list5458567961746015166" text:style-name="L4">
        <text:list-item>
          <text:p text:style-name="P46">Donnelly, K. and Fluet, M. Transactional events. ACM SIGPLAN Notices 2006, 41(9), pp.124-135.</text:p>
        </text:list-item>
        <text:list-item>
          <text:p text:style-name="P47">Flanagan C., Sabry A., Duba B.F., Felleisen M. The Essence of Compiling with Continuations. In ACM SIGPLAN Notices; 1993 Aug 1 (Vol. 28, No. 6, pp. 237-247). ACM.</text:p>
        </text:list-item>
        <text:list-item>
          <text:p text:style-name="P46">Fluet, M. A type-and control-flow analysis for System F. In Symposium on Implementation and Application of Functional Languages (pp. 122-139). 2012 August. Springer, Berlin, Heidelberg.</text:p>
        </text:list-item>
        <text:list-item>
          <text:p text:style-name="P47">Matichuk D., Murray T., Wenzel M. Eisbach: A Proof Method Language for Isabelle. Journal of Automated Reasoning. 2016 Mar 1;56(3):261-82.</text:p>
        </text:list-item>
        <text:list-item>
          <text:p text:style-name="P47">Nielson F., Nielson H.R., Hankin C. Principles of program analysis. Springer; 2015 Feb 27.</text:p>
        </text:list-item>
        <text:list-item>
          <text:p text:style-name="P47">Nipkow T, Klein G. Concrete Semantics: With Isabelle/HOL. Springer; 2014 Dec 3.</text:p>
        </text:list-item>
        <text:list-item>
          <text:p text:style-name="P47">Paulson L.C., Nipkow T. Isabelle Tutorial and User’s Manual. University of Cambridge, Computer Laboratory; 1990.</text:p>
        </text:list-item>
        <text:list-item>
          <text:p text:style-name="P47">Reppy, J.H. Concurrent Programming in ML. Cambridge University Press; 2007 Sep 14.</text:p>
        </text:list-item>
        <text:list-item>
          <text:p text:style-name="P46">Reppy, J. H. CML: A Higher-Order Concurrent Language. In PLDI’91, New York, NY, June 1991. ACM, pp. 293–305. </text:p>
        </text:list-item>
        <text:list-item>
          <text:p text:style-name="P46">Reppy, J., Russo, C.V. and Xiao, Y. Parallel concurrent ML. In ACM SIGPLAN Notices 2009 August (Vol. 44, No. 9, pp. 257-268). ACM.</text:p>
        </text:list-item>
        <text:list-item>
          <text:p text:style-name="P47">Reppy J, Xiao Y. Specialization of CML message-passing primitives. In ACM SIGPLAN Notices 2007 Jan 17 (Vol. 42, No. 1, pp. 315-326). ACM.</text:p>
        </text:list-item>
        <text:list-item>
          <text:p text:style-name="P47">Reppy, J. Type-sensitive control-flow analysis. In ML ’06, New York, NY, September 2006. ACM, pp. 74–83. </text:p>
        </text:list-item>
        <text:list-item>
          <text:p text:style-name="P48">Shivers, O. Control-flow analysis of higher-order languages. PhD dissertation, Carnegie Mellon University, 1991.</text:p>
        </text:list-item>
        <text:list-item>
          <text:p text:style-name="P48">Wenzel M. The Isabelle/Isar Reference Manual.</text:p>
        </text:list-item>
        <text:list-item>
          <text:p text:style-name="P48">Wenzel M, Haftmann F, Paulson L. The Isabelle/Isar Implementation.</text:p>
        </text:list-item>
        <text:list-item>
          <text:p text:style-name="P48">Xiao, Y. Toward optimization of Concurrent ML. Master’s dissertation, University of Chicago, December 2005. </text:p>
        </text:list-item>
        <text:list-item>
          <text:p text:style-name="P45"><text:a xlink:type="simple" xlink:href="http://isabelle.in.tum.de/" text:style-name="Internet_20_link" text:visited-style-name="Visited_20_Internet_20_Link"><text:span text:style-name="T19">http://isabelle.in.tum.de/</text:span></text:a></text:p>
        </text:list-item>
        <text:list-item>
          <text:p text:style-name="P48">Serrano, M. Control flow analysis: a functional languages compilation paradigm. In <text:span text:style-name="T12">SAC ’95: Proceedings of the 1995 ACM symposium on Applied Computing</text:span>, New York, NY, 1995. ACM, pp. 118–122. </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8T14:07:19</dc:date>
    <dc:creator>Thomas Logan</dc:creator>
    <meta:generator>OpenOffice/4.1.5$Unix OpenOffice.org_project/415m1$Build-9789</meta:generator>
    <meta:editing-duration>P37DT7H1M45S</meta:editing-duration>
    <meta:editing-cycles>669</meta:editing-cycles>
    <meta:document-statistic meta:table-count="0" meta:image-count="0" meta:object-count="0" meta:page-count="32" meta:paragraph-count="575" meta:word-count="12486" meta:character-count="78164"/>
  </office:meta>
</office:document-meta>
</file>